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宋体" svg:font-family="宋体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5.53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7.712cm"/>
    </style:style>
    <style:style style:name="co5" style:family="table-column">
      <style:table-column-properties fo:break-before="auto" style:column-width="1.358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1.68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7.661cm" fo:break-before="auto" style:use-optimal-row-height="tru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6.765cm" fo:break-before="auto" style:use-optimal-row-height="true"/>
    </style:style>
    <style:style style:name="ro8" style:family="table-row">
      <style:table-row-properties style:row-height="5.87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ta1" style:family="table" style:master-page-name="PageStyle_5f_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ffff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ffffff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name-asian="宋体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11"/>
        <table:table-column table:style-name="co7" table:number-columns-repeated="1018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part number/description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Value</text:p>
          </table:table-cell>
          <table:table-cell table:style-name="ce6" office:value-type="string">
            <text:p>Qty</text:p>
          </table:table-cell>
          <table:table-cell table:style-name="ce9" office:value-type="string">
            <text:p>RefDefs</text:p>
          </table:table-cell>
          <table:table-cell table:style-name="ce6" office:value-type="string">
            <text:p>Note</text:p>
          </table:table-cell>
          <table:table-cell table:number-columns-repeated="1017"/>
        </table:table-row>
        <table:table-row table:style-name="ro2" table:number-rows-repeated="33">
          <table:table-cell table:style-name="ce1" table:number-columns-repeated="4"/>
          <table:table-cell table:style-name="ce6"/>
          <table:table-cell table:style-name="ce9"/>
          <table:table-cell table:style-name="ce6"/>
          <table:table-cell table:number-columns-repeated="1017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C-EUC0402_TI</text:p>
          </table:table-cell>
          <table:table-cell table:style-name="ce2" office:value-type="string">
            <text:p>220nF</text:p>
          </table:table-cell>
          <table:table-cell table:style-name="ce7" office:value-type="float" office:value="76">
            <text:p>76</text:p>
          </table:table-cell>
          <table:table-cell table:style-name="ce10" office:value-type="string">
            <text:p>C1-C14<text:span text:style-name="T1">，</text:span><text:span text:style-name="T2">C16-C46</text:span><text:span text:style-name="T3">，</text:span><text:span text:style-name="T2">C48-C53</text:span><text:span text:style-name="T3">，</text:span><text:span text:style-name="T2">C56-C58</text:span><text:span text:style-name="T3">，</text:span><text:span text:style-name="T2">C65-C73</text:span><text:span text:style-name="T3">，</text:span><text:span text:style-name="T2">C77</text:span><text:span text:style-name="T3">，</text:span><text:span text:style-name="T2">C78</text:span><text:span text:style-name="T3">，</text:span><text:span text:style-name="T2">C95</text:span><text:span text:style-name="T3">，</text:span><text:span text:style-name="T2">C100</text:span><text:span text:style-name="T3">，</text:span><text:span text:style-name="T2">C103</text:span><text:span text:style-name="T3">，</text:span><text:span text:style-name="T2">C104</text:span><text:span text:style-name="T3">，</text:span><text:span text:style-name="T2">C105</text:span><text:span text:style-name="T3">，</text:span><text:span text:style-name="T2">C106</text:span><text:span text:style-name="T3">，</text:span><text:span text:style-name="T2">C107</text:span><text:span text:style-name="T3">，</text:span><text:span text:style-name="T2">C121</text:span><text:span text:style-name="T3">，</text:span><text:span text:style-name="T2">C123</text:span><text:span text:style-name="T3">，</text:span><text:span text:style-name="T2">C128</text:span><text:span text:style-name="T3">，</text:span><text:span text:style-name="T2">C137C1-C14</text:span><text:span text:style-name="T3">，</text:span><text:span text:style-name="T2">C16-C46</text:span><text:span text:style-name="T3">，</text:span><text:span text:style-name="T2">C48-C53</text:span><text:span text:style-name="T3">，</text:span><text:span text:style-name="T2">C56-C58</text:span><text:span text:style-name="T3">，</text:span><text:span text:style-name="T2">C65-C73</text:span><text:span text:style-name="T3">，</text:span><text:span text:style-name="T2">C77</text:span><text:span text:style-name="T3">，</text:span><text:span text:style-name="T2">C78</text:span><text:span text:style-name="T3">，</text:span><text:span text:style-name="T2">C95</text:span><text:span text:style-name="T3">，</text:span><text:span text:style-name="T2">C100</text:span><text:span text:style-name="T3">，</text:span><text:span text:style-name="T2">C103</text:span><text:span text:style-name="T3">，</text:span><text:span text:style-name="T2">C104</text:span><text:span text:style-name="T3">，</text:span><text:span text:style-name="T2">C105</text:span><text:span text:style-name="T3">，</text:span><text:span text:style-name="T2">C106</text:span><text:span text:style-name="T3">，</text:span><text:span text:style-name="T2">C107</text:span><text:span text:style-name="T3">，</text:span><text:span text:style-name="T2">C121</text:span><text:span text:style-name="T3">，</text:span><text:span text:style-name="T2">C123</text:span><text:span text:style-name="T3">，</text:span><text:span text:style-name="T2">C128</text:span><text:span text:style-name="T3">，</text:span><text:span text:style-name="T2">C137</text:span>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-EUC0402_TI</text:p>
          </table:table-cell>
          <table:table-cell table:style-name="ce2" office:value-type="string">
            <text:p>1nF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C113<text:span text:style-name="T1">，</text:span><text:span text:style-name="T2">C114</text:span><text:span text:style-name="T3">，</text:span><text:span text:style-name="T2">C115</text:span><text:span text:style-name="T3">，</text:span><text:span text:style-name="T2">C116</text:span><text:span text:style-name="T3">，</text:span><text:span text:style-name="T2">C143</text:span><text:span text:style-name="T3">，</text:span><text:span text:style-name="T2">C147</text:span><text:span text:style-name="T3">，</text:span><text:span text:style-name="T2">C147</text:span><text:span text:style-name="T3">，</text:span><text:span text:style-name="T2">C161C113</text:span><text:span text:style-name="T3">，</text:span><text:span text:style-name="T2">C114</text:span><text:span text:style-name="T3">，</text:span><text:span text:style-name="T2">C115</text:span><text:span text:style-name="T3">，</text:span><text:span text:style-name="T2">C116</text:span><text:span text:style-name="T3">，</text:span><text:span text:style-name="T2">C143</text:span><text:span text:style-name="T3">，</text:span><text:span text:style-name="T2">C147</text:span><text:span text:style-name="T3">，</text:span><text:span text:style-name="T2">C147</text:span><text:span text:style-name="T3">，</text:span><text:span text:style-name="T2">C161</text:span>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C-EUC0402_TI</text:p>
          </table:table-cell>
          <table:table-cell table:style-name="ce2" office:value-type="string">
            <text:p>100nF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C80<text:span text:style-name="T1">，</text:span><text:span text:style-name="T2">C82</text:span><text:span text:style-name="T3">，</text:span><text:span text:style-name="T2">C93</text:span><text:span text:style-name="T3">，</text:span><text:span text:style-name="T2">C109</text:span><text:span text:style-name="T3">，</text:span><text:span text:style-name="T2">C110</text:span><text:span text:style-name="T3">，</text:span><text:span text:style-name="T2">C111</text:span><text:span text:style-name="T3">，</text:span><text:span text:style-name="T2">C120</text:span><text:span text:style-name="T3">，</text:span><text:span text:style-name="T2">C126C80</text:span><text:span text:style-name="T3">，</text:span><text:span text:style-name="T2">C82</text:span><text:span text:style-name="T3">，</text:span><text:span text:style-name="T2">C93</text:span><text:span text:style-name="T3">，</text:span><text:span text:style-name="T2">C109</text:span><text:span text:style-name="T3">，</text:span><text:span text:style-name="T2">C110</text:span><text:span text:style-name="T3">，</text:span><text:span text:style-name="T2">C111</text:span><text:span text:style-name="T3">，</text:span><text:span text:style-name="T2">C120</text:span><text:span text:style-name="T3">，</text:span><text:span text:style-name="T2">C126</text:span>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-EUC0603_DWS</text:p>
          </table:table-cell>
          <table:table-cell table:style-name="ce2" office:value-type="string">
            <text:p>22pF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C175<text:span text:style-name="T1">，</text:span><text:span text:style-name="T2">C183C175</text:span><text:span text:style-name="T3">，</text:span><text:span text:style-name="T2">C183</text:span></text:p>
          </table:table-cell>
          <table:table-cell table:style-name="ce2"/>
          <table:table-cell table:number-columns-repeated="1017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2"/>
          <table:table-cell table:style-name="ce5" office:value-type="string">
            <text:p>C-EUC0603_DWS</text:p>
          </table:table-cell>
          <table:table-cell table:style-name="ce2" office:value-type="string">
            <text:p>1uF</text:p>
          </table:table-cell>
          <table:table-cell table:style-name="ce7" office:value-type="float" office:value="6">
            <text:p>6</text:p>
          </table:table-cell>
          <table:table-cell table:style-name="ce10" office:value-type="string">
            <text:p>C79<text:span text:style-name="T1">，</text:span><text:span text:style-name="T2">C99</text:span><text:span text:style-name="T3">，</text:span><text:span text:style-name="T2">C133</text:span><text:span text:style-name="T3">，</text:span><text:span text:style-name="T2">C145</text:span><text:span text:style-name="T3">，</text:span><text:span text:style-name="T2">C150</text:span><text:span text:style-name="T3">，</text:span><text:span text:style-name="T2">C154C79</text:span><text:span text:style-name="T3">，</text:span><text:span text:style-name="T2">C99</text:span><text:span text:style-name="T3">，</text:span><text:span text:style-name="T2">C133</text:span><text:span text:style-name="T3">，</text:span><text:span text:style-name="T2">C145</text:span><text:span text:style-name="T3">，</text:span><text:span text:style-name="T2">C150</text:span><text:span text:style-name="T3">，</text:span><text:span text:style-name="T2">C154</text:span>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-EUC0603_DWS</text:p>
          </table:table-cell>
          <table:table-cell table:style-name="ce2" office:value-type="string">
            <text:p>10pF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C81<text:span text:style-name="T1">，</text:span><text:span text:style-name="T2">C85C81</text:span><text:span text:style-name="T3">，</text:span><text:span text:style-name="T2">C85</text:span></text:p>
          </table:table-cell>
          <table:table-cell table:style-name="ce2"/>
          <table:table-cell table:number-columns-repeated="1017"/>
        </table:table-row>
        <table:table-row table:style-name="ro7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-EUC0603_DWS</text:p>
          </table:table-cell>
          <table:table-cell table:style-name="ce2" office:value-type="string">
            <text:p>10uF/6.3V</text:p>
          </table:table-cell>
          <table:table-cell table:style-name="ce7" office:value-type="float" office:value="21">
            <text:p>21</text:p>
          </table:table-cell>
          <table:table-cell table:style-name="ce10" office:value-type="string">
            <text:p>C101<text:span text:style-name="T1">，</text:span><text:span text:style-name="T2">C102</text:span><text:span text:style-name="T3">，</text:span><text:span text:style-name="T2">C108</text:span><text:span text:style-name="T3">，</text:span><text:span text:style-name="T2">C117</text:span><text:span text:style-name="T3">，</text:span><text:span text:style-name="T2">C124</text:span><text:span text:style-name="T3">，</text:span><text:span text:style-name="T2">C130</text:span><text:span text:style-name="T3">，</text:span><text:span text:style-name="T2">C132</text:span><text:span text:style-name="T3">，</text:span><text:span text:style-name="T2">C134</text:span><text:span text:style-name="T3">，</text:span><text:span text:style-name="T2">C135</text:span><text:span text:style-name="T3">，</text:span><text:span text:style-name="T2">C136</text:span><text:span text:style-name="T3">，</text:span><text:span text:style-name="T2">C138</text:span><text:span text:style-name="T3">，</text:span><text:span text:style-name="T2">C142</text:span><text:span text:style-name="T3">，</text:span><text:span text:style-name="T2">C144</text:span><text:span text:style-name="T3">，</text:span><text:span text:style-name="T2">C146</text:span><text:span text:style-name="T3">，</text:span><text:span text:style-name="T2">C149</text:span><text:span text:style-name="T3">，</text:span><text:span text:style-name="T2">C153</text:span><text:span text:style-name="T3">，</text:span><text:span text:style-name="T2">C157</text:span><text:span text:style-name="T3">，</text:span><text:span text:style-name="T2">C158</text:span><text:span text:style-name="T3">，</text:span><text:span text:style-name="T2">C159</text:span><text:span text:style-name="T3">，</text:span><text:span text:style-name="T2">C160</text:span><text:span text:style-name="T3">，</text:span><text:span text:style-name="T2">C163C101</text:span><text:span text:style-name="T3">，</text:span><text:span text:style-name="T2">C102</text:span><text:span text:style-name="T3">，</text:span><text:span text:style-name="T2">C108</text:span><text:span text:style-name="T3">，</text:span><text:span text:style-name="T2">C117</text:span><text:span text:style-name="T3">，</text:span><text:span text:style-name="T2">C124</text:span><text:span text:style-name="T3">，</text:span><text:span text:style-name="T2">C130</text:span><text:span text:style-name="T3">，</text:span><text:span text:style-name="T2">C132</text:span><text:span text:style-name="T3">，</text:span><text:span text:style-name="T2">C134</text:span><text:span text:style-name="T3">，</text:span><text:span text:style-name="T2">C135</text:span><text:span text:style-name="T3">，</text:span><text:span text:style-name="T2">C136</text:span><text:span text:style-name="T3">，</text:span><text:span text:style-name="T2">C138</text:span><text:span text:style-name="T3">，</text:span><text:span text:style-name="T2">C142</text:span><text:span text:style-name="T3">，</text:span><text:span text:style-name="T2">C144</text:span><text:span text:style-name="T3">，</text:span><text:span text:style-name="T2">C146</text:span><text:span text:style-name="T3">，</text:span><text:span text:style-name="T2">C149</text:span><text:span text:style-name="T3">，</text:span><text:span text:style-name="T2">C153</text:span><text:span text:style-name="T3">，</text:span><text:span text:style-name="T2">C157</text:span><text:span text:style-name="T3">，</text:span><text:span text:style-name="T2">C158</text:span><text:span text:style-name="T3">，</text:span><text:span text:style-name="T2">C159</text:span><text:span text:style-name="T3">，</text:span><text:span text:style-name="T2">C160</text:span><text:span text:style-name="T3">，</text:span><text:span text:style-name="T2">C163</text:span>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/>
          <table:table-cell office:value-type="string">
            <text:p>C-EUC0603_DWS</text:p>
          </table:table-cell>
          <table:table-cell table:style-name="ce2" office:value-type="string">
            <text:p>1uF/6.3V</text:p>
          </table:table-cell>
          <table:table-cell table:style-name="ce7" office:value-type="float" office:value="1">
            <text:p>1</text:p>
          </table:table-cell>
          <table:table-cell table:style-name="ce10" office:value-type="string">
            <text:p>C127</text:p>
          </table:table-cell>
          <table:table-cell table:style-name="ce2"/>
          <table:table-cell table:number-columns-repeated="1017"/>
        </table:table-row>
        <table:table-row table:style-name="ro8"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string">
            <text:p>C-EUC0603_DWS</text:p>
          </table:table-cell>
          <table:table-cell table:style-name="ce2" office:value-type="string">
            <text:p>22uF/6.3V</text:p>
          </table:table-cell>
          <table:table-cell table:style-name="ce7" office:value-type="float" office:value="23">
            <text:p>23</text:p>
          </table:table-cell>
          <table:table-cell table:style-name="ce10" office:value-type="string">
            <text:p>C15<text:span text:style-name="T1">，</text:span><text:span text:style-name="T2">C83</text:span><text:span text:style-name="T3">，</text:span><text:span text:style-name="T2">C92</text:span><text:span text:style-name="T3">，</text:span><text:span text:style-name="T2">C94</text:span><text:span text:style-name="T3">，</text:span><text:span text:style-name="T2">C96</text:span><text:span text:style-name="T3">，</text:span><text:span text:style-name="T2">C97</text:span><text:span text:style-name="T3">，</text:span><text:span text:style-name="T2">C98</text:span><text:span text:style-name="T3">，</text:span><text:span text:style-name="T2">C112</text:span><text:span text:style-name="T3">，</text:span><text:span text:style-name="T2">C118</text:span><text:span text:style-name="T3">，</text:span><text:span text:style-name="T2">C119</text:span><text:span text:style-name="T3">，</text:span><text:span text:style-name="T2">C122</text:span><text:span text:style-name="T3">，</text:span><text:span text:style-name="T2">C125</text:span><text:span text:style-name="T3">，</text:span><text:span text:style-name="T2">C139</text:span><text:span text:style-name="T3">，</text:span><text:span text:style-name="T2">C176-C182</text:span><text:span text:style-name="T3">，</text:span><text:span text:style-name="T2">C184</text:span><text:span text:style-name="T3">，</text:span><text:span text:style-name="T2">C185</text:span><text:span text:style-name="T3">，</text:span><text:span text:style-name="T2">C186C15</text:span><text:span text:style-name="T3">，</text:span><text:span text:style-name="T2">C83</text:span><text:span text:style-name="T3">，</text:span><text:span text:style-name="T2">C92</text:span><text:span text:style-name="T3">，</text:span><text:span text:style-name="T2">C94</text:span><text:span text:style-name="T3">，</text:span><text:span text:style-name="T2">C96</text:span><text:span text:style-name="T3">，</text:span><text:span text:style-name="T2">C97</text:span><text:span text:style-name="T3">，</text:span><text:span text:style-name="T2">C98</text:span><text:span text:style-name="T3">，</text:span><text:span text:style-name="T2">C112</text:span><text:span text:style-name="T3">，</text:span><text:span text:style-name="T2">C118</text:span><text:span text:style-name="T3">，</text:span><text:span text:style-name="T2">C119</text:span><text:span text:style-name="T3">，</text:span><text:span text:style-name="T2">C122</text:span><text:span text:style-name="T3">，</text:span><text:span text:style-name="T2">C125</text:span><text:span text:style-name="T3">，</text:span><text:span text:style-name="T2">C139</text:span><text:span text:style-name="T3">，</text:span><text:span text:style-name="T2">C176-C182</text:span><text:span text:style-name="T3">，</text:span><text:span text:style-name="T2">C184</text:span><text:span text:style-name="T3">，</text:span><text:span text:style-name="T2">C185</text:span><text:span text:style-name="T3">，</text:span><text:span text:style-name="T2">C186</text:span>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-EUC0603_DWS</text:p>
          </table:table-cell>
          <table:table-cell table:style-name="ce2" office:value-type="string">
            <text:p>33pF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C90<text:span text:style-name="T1">，</text:span><text:span text:style-name="T2">C91C90</text:span><text:span text:style-name="T3">，</text:span><text:span text:style-name="T2">C91</text:span>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string">
            <text:p>C-EUC0603_DWS</text:p>
          </table:table-cell>
          <table:table-cell table:style-name="ce2" office:value-type="string">
            <text:p>4.7uF/6.3V</text:p>
          </table:table-cell>
          <table:table-cell table:style-name="ce7" office:value-type="float" office:value="1">
            <text:p>1</text:p>
          </table:table-cell>
          <table:table-cell table:style-name="ce10" office:value-type="string">
            <text:p>C12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<text:s/>Resistor</text:p>
          </table:table-cell>
          <table:table-cell table:style-name="ce2" office:value-type="string">
            <text:p>R-EU_R0402_TI</text:p>
          </table:table-cell>
          <table:table-cell table:style-name="ce2" office:value-type="string">
            <text:p>0R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R12-R13</text:p>
          </table:table-cell>
          <table:table-cell table:style-name="ce2"/>
          <table:table-cell table:number-columns-repeated="1017"/>
        </table:table-row>
        <table:table-row table:style-name="ro9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R-EU_R0402_TI</text:p>
          </table:table-cell>
          <table:table-cell table:style-name="ce2" office:value-type="string">
            <text:p>2.2k</text:p>
          </table:table-cell>
          <table:table-cell table:style-name="ce7" office:value-type="float" office:value="5">
            <text:p>5</text:p>
          </table:table-cell>
          <table:table-cell table:style-name="ce10" office:value-type="string">
            <text:p>R60<text:span text:style-name="T1">，</text:span><text:span text:style-name="T2">R61</text:span><text:span text:style-name="T3">，</text:span><text:span text:style-name="T2">R62</text:span><text:span text:style-name="T3">，</text:span><text:span text:style-name="T2">R63</text:span><text:span text:style-name="T3">，</text:span><text:span text:style-name="T2">R64R60</text:span><text:span text:style-name="T3">，</text:span><text:span text:style-name="T2">R61</text:span><text:span text:style-name="T3">，</text:span><text:span text:style-name="T2">R62</text:span><text:span text:style-name="T3">，</text:span><text:span text:style-name="T2">R63</text:span><text:span text:style-name="T3">，</text:span><text:span text:style-name="T2">R64</text:span>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R-EU_R0402_TI</text:p>
          </table:table-cell>
          <table:table-cell table:style-name="ce2" office:value-type="string">
            <text:p>22R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R9<text:span text:style-name="T1">，</text:span><text:span text:style-name="T2">R11R9</text:span><text:span text:style-name="T3">，</text:span><text:span text:style-name="T2">R11</text:span>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R-EU_R0603_5MIL_DWS</text:p>
          </table:table-cell>
          <table:table-cell table:style-name="ce2" office:value-type="string">
            <text:p>4.99k/1%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R33<text:span text:style-name="T1">，</text:span><text:span text:style-name="T2">R68</text:span><text:span text:style-name="T3">，</text:span><text:span text:style-name="T2">R71R33</text:span><text:span text:style-name="T3">，</text:span><text:span text:style-name="T2">R68</text:span><text:span text:style-name="T3">，</text:span><text:span text:style-name="T2">R71</text:span>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R-EU_R0603_5MIL_DWS</text:p>
          </table:table-cell>
          <table:table-cell table:style-name="ce2" office:value-type="string">
            <text:p>330R/1%</text:p>
          </table:table-cell>
          <table:table-cell table:style-name="ce7" office:value-type="float" office:value="1">
            <text:p>1</text:p>
          </table:table-cell>
          <table:table-cell table:style-name="ce10" office:value-type="string">
            <text:p>R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R-EU_R0603_5MIL_DWS</text:p>
          </table:table-cell>
          <table:table-cell table:style-name="ce2" office:value-type="string">
            <text:p>3.32k/1%</text:p>
          </table:table-cell>
          <table:table-cell table:style-name="ce7" office:value-type="float" office:value="1">
            <text:p>1</text:p>
          </table:table-cell>
          <table:table-cell table:style-name="ce10" office:value-type="string">
            <text:p>R70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R-EU_R0603_5MIL_DWS</text:p>
          </table:table-cell>
          <table:table-cell table:style-name="ce2" office:value-type="string">
            <text:p>2k/1%</text:p>
          </table:table-cell>
          <table:table-cell table:style-name="ce7" office:value-type="float" office:value="7">
            <text:p>7</text:p>
          </table:table-cell>
          <table:table-cell table:style-name="ce10" office:value-type="string">
            <text:p>R2<text:span text:style-name="T1">，</text:span><text:span text:style-name="T2">R3</text:span><text:span text:style-name="T3">，</text:span><text:span text:style-name="T2">R5</text:span><text:span text:style-name="T3">，</text:span><text:span text:style-name="T2">R6</text:span><text:span text:style-name="T3">，</text:span><text:span text:style-name="T2">R7</text:span><text:span text:style-name="T3">，</text:span><text:span text:style-name="T2">R30</text:span><text:span text:style-name="T3">，</text:span><text:span text:style-name="T2">R31</text:span>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/>
          <table:table-cell table:style-name="ce2" office:value-type="string">
            <text:p>R-EU_R0603_5MIL_DWS</text:p>
          </table:table-cell>
          <table:table-cell table:style-name="ce2" office:value-type="string">
            <text:p>237R/1%</text:p>
          </table:table-cell>
          <table:table-cell table:style-name="ce7" office:value-type="float" office:value="1">
            <text:p>1</text:p>
          </table:table-cell>
          <table:table-cell table:style-name="ce10" office:value-type="string">
            <text:p>R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R-EU_R0603_5MIL_DWS</text:p>
          </table:table-cell>
          <table:table-cell table:style-name="ce2" office:value-type="string">
            <text:p>2.2k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R1<text:span text:style-name="T1">，</text:span><text:span text:style-name="T2">R45</text:span><text:span text:style-name="T3">，</text:span><text:span text:style-name="T2">R46</text:span><text:span text:style-name="T3">，</text:span><text:span text:style-name="T2">R56</text:span>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/>
          <table:table-cell table:style-name="ce2" office:value-type="string">
            <text:p>R-EU_R0603_5MIL_DWS</text:p>
          </table:table-cell>
          <table:table-cell table:style-name="ce2" office:value-type="string">
            <text:p>0R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R34<text:span text:style-name="T1">，</text:span><text:span text:style-name="T2">R38</text:span><text:span text:style-name="T3">，</text:span><text:span text:style-name="T2">R39</text:span>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R-EU_R0603_5MIL_DWS</text:p>
          </table:table-cell>
          <table:table-cell table:style-name="ce2" office:value-type="string">
            <text:p>1.1k/1%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R69<text:span text:style-name="T1">，</text:span><text:span text:style-name="T2">R72</text:span>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R-EU_R0603_5MIL_DWS</text:p>
          </table:table-cell>
          <table:table-cell table:style-name="ce2" office:value-type="string">
            <text:p>100k/1%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R10<text:span text:style-name="T1">，</text:span><text:span text:style-name="T2">R26</text:span><text:span text:style-name="T3">，</text:span><text:span text:style-name="T2">R53</text:span>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R-EU_R0603_5MIL_DWS</text:p>
          </table:table-cell>
          <table:table-cell table:style-name="ce2" office:value-type="string">
            <text:p>100R</text:p>
          </table:table-cell>
          <table:table-cell table:style-name="ce7" office:value-type="float" office:value="1">
            <text:p>1</text:p>
          </table:table-cell>
          <table:table-cell table:style-name="ce10" office:value-type="string">
            <text:p>R50</text:p>
          </table:table-cell>
          <table:table-cell table:style-name="ce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>
            <text:p>PCBWay PCB Assembly Service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A20_SMT" table:base-cell-address="$'1'.$A$1" table:expression="'1'!#ref!"/>
        </table:named-expressions>
      </table:table>
      <table:table table:name="Sheet1" table:style-name="ta2" table:print="false">
        <table:table-column table:style-name="co8" table:number-columns-repeated="1024" table:default-cell-style-name="Excel_20_Built-in_20_Normal"/>
        <table:table-row table:style-name="ro2">
          <table:table-cell office:value-type="string">
            <text:p>U2 <text:s text:c="5"/>MT9V022I77ATM_ES@IBGA-52</text:p>
          </table:table-cell>
          <table:table-cell table:number-columns-repeated="1023"/>
        </table:table-row>
        <table:table-row table:style-name="ro2">
          <table:table-cell office:value-type="string">
            <text:p>U1 <text:s text:c="5"/>EMP7032SLC44-15@TQFP12FL12-44</text:p>
          </table:table-cell>
          <table:table-cell table:number-columns-repeated="1023"/>
        </table:table-row>
        <table:table-row table:style-name="ro2">
          <table:table-cell office:value-type="string">
            <text:p>J2 <text:s text:c="5"/>HEADER_13X2@CON26</text:p>
          </table:table-cell>
          <table:table-cell table:number-columns-repeated="1023"/>
        </table:table-row>
        <table:table-row table:style-name="ro2">
          <table:table-cell office:value-type="string">
            <text:p>J1 <text:s text:c="5"/>DOWNCABLE@CON10</text:p>
          </table:table-cell>
          <table:table-cell table:number-columns-repeated="1023"/>
        </table:table-row>
        <table:table-row table:style-name="ro2">
          <table:table-cell office:value-type="string">
            <text:p>X1 <text:s text:c="5"/>OSC@KDS-OSC-2025</text:p>
          </table:table-cell>
          <table:table-cell table:number-columns-repeated="1023"/>
        </table:table-row>
        <table:table-row table:style-name="ro2">
          <table:table-cell office:value-type="string">
            <text:p>C2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C3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C8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C5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C6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C7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C10 <text:s text:c="4"/>CAP_NP@CAP0402</text:p>
          </table:table-cell>
          <table:table-cell table:number-columns-repeated="1023"/>
        </table:table-row>
        <table:table-row table:style-name="ro2">
          <table:table-cell office:value-type="string">
            <text:p>C9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C11 <text:s text:c="4"/>CAPACITOR_POL@SMC3528</text:p>
          </table:table-cell>
          <table:table-cell table:number-columns-repeated="1023"/>
        </table:table-row>
        <table:table-row table:style-name="ro2">
          <table:table-cell office:value-type="string">
            <text:p>C12 <text:s text:c="4"/>CAPACITOR_POL@SMC3528</text:p>
          </table:table-cell>
          <table:table-cell table:number-columns-repeated="1023"/>
        </table:table-row>
        <table:table-row table:style-name="ro2">
          <table:table-cell office:value-type="string">
            <text:p>L3 <text:s text:c="5"/>INDUCTOR@SMC0603</text:p>
          </table:table-cell>
          <table:table-cell table:number-columns-repeated="1023"/>
        </table:table-row>
        <table:table-row table:style-name="ro2">
          <table:table-cell office:value-type="string">
            <text:p>L2 <text:s text:c="5"/>INDUCTOR@SMC0603</text:p>
          </table:table-cell>
          <table:table-cell table:number-columns-repeated="1023"/>
        </table:table-row>
        <table:table-row table:style-name="ro2">
          <table:table-cell office:value-type="string">
            <text:p>C1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L1 <text:s text:c="5"/>INDUCTOR@SMC0603</text:p>
          </table:table-cell>
          <table:table-cell table:number-columns-repeated="1023"/>
        </table:table-row>
        <table:table-row table:style-name="ro2">
          <table:table-cell office:value-type="string">
            <text:p>C4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U3 <text:s text:c="5"/>COMPONENT_1@SOT23-5</text:p>
          </table:table-cell>
          <table:table-cell table:number-columns-repeated="1023"/>
        </table:table-row>
        <table:table-row table:style-name="ro2">
          <table:table-cell office:value-type="string">
            <text:p>C15 <text:s text:c="4"/>1-CAP-POL-MY@SMC3528</text:p>
          </table:table-cell>
          <table:table-cell table:number-columns-repeated="1023"/>
        </table:table-row>
        <table:table-row table:style-name="ro2">
          <table:table-cell office:value-type="string">
            <text:p>C16 <text:s text:c="4"/>1-CAP-POL-MY@SMC3528</text:p>
          </table:table-cell>
          <table:table-cell table:number-columns-repeated="1023"/>
        </table:table-row>
        <table:table-row table:style-name="ro2">
          <table:table-cell office:value-type="string">
            <text:p>R1 <text:s text:c="5"/>R@RES0402</text:p>
          </table:table-cell>
          <table:table-cell table:number-columns-repeated="1023"/>
        </table:table-row>
        <table:table-row table:style-name="ro2">
          <table:table-cell office:value-type="string">
            <text:p>R2 <text:s text:c="5"/>R@RES0402</text:p>
          </table:table-cell>
          <table:table-cell table:number-columns-repeated="1023"/>
        </table:table-row>
        <table:table-row table:style-name="ro2">
          <table:table-cell office:value-type="string">
            <text:p>C13 <text:s text:c="4"/>CAPACITOR_POL@SMC3528</text:p>
          </table:table-cell>
          <table:table-cell table:number-columns-repeated="1023"/>
        </table:table-row>
        <table:table-row table:style-name="ro2">
          <table:table-cell office:value-type="string">
            <text:p>U4 <text:s text:c="5"/>COMPONENT_1@SOT23-5</text:p>
          </table:table-cell>
          <table:table-cell table:number-columns-repeated="1023"/>
        </table:table-row>
        <table:table-row table:style-name="ro2">
          <table:table-cell office:value-type="string">
            <text:p>C19 <text:s text:c="4"/>1-CAP-POL-MY@SMC3528</text:p>
          </table:table-cell>
          <table:table-cell table:number-columns-repeated="1023"/>
        </table:table-row>
        <table:table-row table:style-name="ro2">
          <table:table-cell office:value-type="string">
            <text:p>C20 <text:s text:c="4"/>1-CAP-POL-MY@SMC3528</text:p>
          </table:table-cell>
          <table:table-cell table:number-columns-repeated="1023"/>
        </table:table-row>
        <table:table-row table:style-name="ro2">
          <table:table-cell office:value-type="string">
            <text:p>C14 <text:s text:c="4"/>CAP_NP@CAP0402</text:p>
          </table:table-cell>
          <table:table-cell table:number-columns-repeated="1023"/>
        </table:table-row>
        <table:table-row table:style-name="ro2">
          <table:table-cell office:value-type="string">
            <text:p>C17 <text:s text:c="4"/>CAP_NP@CAP0402</text:p>
          </table:table-cell>
          <table:table-cell table:number-columns-repeated="1023"/>
        </table:table-row>
        <table:table-row table:style-name="ro2">
          <table:table-cell office:value-type="string">
            <text:p>C22 <text:s text:c="4"/>CAP_NP@CAP0402</text:p>
          </table:table-cell>
          <table:table-cell table:number-columns-repeated="1023"/>
        </table:table-row>
        <table:table-row table:style-name="ro2">
          <table:table-cell office:value-type="string">
            <text:p>C18 <text:s text:c="4"/>CAP_NP@CAP0402</text:p>
          </table:table-cell>
          <table:table-cell table:number-columns-repeated="1023"/>
        </table:table-row>
        <table:table-row table:style-name="ro2">
          <table:table-cell office:value-type="string">
            <text:p>C21 <text:s text:c="4"/>CAP_NP@CAP0402</text:p>
          </table:table-cell>
          <table:table-cell table:number-columns-repeated="1023"/>
        </table:table-row>
        <table:table-row table:style-name="ro2">
          <table:table-cell office:value-type="string">
            <text:p>C23 <text:s text:c="4"/>CAP_NP@CAP0402</text:p>
          </table:table-cell>
          <table:table-cell table:number-columns-repeated="1023"/>
        </table:table-row>
        <table:table-row table:style-name="ro2">
          <table:table-cell office:value-type="string">
            <text:p>R3 <text:s text:c="5"/>R@RES0402</text:p>
          </table:table-cell>
          <table:table-cell table:number-columns-repeated="1023"/>
        </table:table-row>
        <table:table-row table:style-name="ro2">
          <table:table-cell office:value-type="string">
            <text:p>R4 <text:s text:c="5"/>R@RES0402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宋体" svg:font-family="宋体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18.04.2017</text:date>, <text:time>11:48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7-04-18T11:47:59.93</dc:date>
    <dc:creator>ag ag</dc:creator>
    <meta:editing-duration>PT23M39S</meta:editing-duration>
    <meta:editing-cycles>1</meta:editing-cycles>
    <meta:document-statistic meta:table-count="2" meta:cell-count="166" meta:object-count="0"/>
  </office:meta>
</office:document-meta>
</file>